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0738f" officeooo:paragraph-rsid="0010738f"/>
    </style:style>
    <style:style style:name="P2" style:family="paragraph" style:parent-style-name="Standard">
      <style:paragraph-properties fo:text-align="center" style:justify-single-word="false"/>
      <style:text-properties fo:font-size="24pt" officeooo:rsid="0010738f" officeooo:paragraph-rsid="0010738f" style:font-size-asian="21pt" style:font-size-complex="24pt"/>
    </style:style>
    <style:style style:name="P3" style:family="paragraph" style:parent-style-name="Standard">
      <style:paragraph-properties fo:text-align="start" style:justify-single-word="false"/>
      <style:text-properties fo:font-size="12pt" officeooo:rsid="0010738f" officeooo:paragraph-rsid="0010738f" style:font-size-asian="10.5pt" style:font-size-complex="12pt"/>
    </style:style>
    <style:style style:name="P4" style:family="paragraph" style:parent-style-name="Standard">
      <style:paragraph-properties fo:text-align="start" style:justify-single-word="false"/>
      <style:text-properties fo:font-size="12pt" officeooo:rsid="0010738f" officeooo:paragraph-rsid="001126b0" style:font-size-asian="10.5pt" style:font-size-complex="12pt"/>
    </style:style>
    <style:style style:name="T1" style:family="text">
      <style:text-properties fo:font-size="20pt" style:font-size-asian="17.5pt" style:font-size-complex="20pt"/>
    </style:style>
    <style:style style:name="T2" style:family="text">
      <style:text-properties fo:font-size="12pt" style:font-size-asian="10.5pt" style:font-size-complex="12pt"/>
    </style:style>
    <style:style style:name="T3" style:family="text">
      <style:text-properties officeooo:rsid="001126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lan personnel</text:p>
      <text:p text:style-name="P3"/>
      <text:p text:style-name="P3"/>
      <text:p text:style-name="P3"/>
      <text:p text:style-name="P4"><text:tab/>Nous avons réaliser le jeux space invadors avec Thibaut. <text:span text:style-name="T3">Cela</text:span> <text:span text:style-name="T3">a</text:span> été très compliqué pour moi de comprendre le C# sachant que j’en ai jamais fais et que le peu de cours que l’on a eu dessus n’a pas vraiment pu m’aider.</text:p>
      <text:p text:style-name="P4"><text:tab/> <text:span text:style-name="T3">L’entente au sein du binôme était bonne et nous avons facilement réussi à nous répartir les tâches afin d’être le plus efficace possible. De nombreuses idées nous sont arrivées mais nous avons pas pu toute les concrétiser du fait du manque de temps et de connaissance du C#. Malgrés cela le jeux fonctionne bien et je suis plutôt content du résultat.</text:span></text:p>
      <text:p text:style-name="P4"><text:tab/><text:span text:style-name="T3">Ce projet m’a permis de m’ouvrir à d’autre univers de programmation comme les jeux vidéo, et de découvrir de nouveaux matériel comme visual studio et le C#. Ainsi cela m’a forcer a devoir respecter un certain timing et à devoir remplir un livrable afin de documenter le code pour qu’il soit repris par une autre perso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738f" officeooo:paragraph-rsid="0010738f"/>
    </style:style>
    <style:style style:name="MT1" style:family="text">
      <style:text-properties fo:font-size="20pt" style:font-size-asian="17.5pt" style:font-size-complex="20pt"/>
    </style:style>
    <style:style style:name="MT2" style:family="text">
      <style:text-properties fo:font-size="12pt" style:font-size-asian="10.5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lanchet Valentin<text:tab/><text:span text:style-name="MT1">Dossier Space invadors<text:tab/></text:span><text:span text:style-name="MT2">PP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6:28:00.831000000</meta:creation-date>
    <dc:date>2018-02-22T16:46:52.452000000</dc:date>
    <meta:editing-duration>PT8M31S</meta:editing-duration>
    <meta:editing-cycles>1</meta:editing-cycles>
    <meta:document-statistic meta:table-count="0" meta:image-count="0" meta:object-count="0" meta:page-count="1" meta:paragraph-count="5" meta:word-count="167" meta:character-count="950" meta:non-whitespace-character-count="784"/>
    <meta:generator>LibreOffice/5.2.7.2$Windows_x86 LibreOffice_project/2b7f1e640c46ceb28adf43ee075a6e8b8439ed10</meta:generator>
  </office:meta>
</office:document-meta>
</file>